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5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officeooo:rsid="047da547"/>
    </style:style>
    <style:style style:name="T2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style:font-size-asian="12pt" style:font-size-complex="12pt"/>
    </style:style>
    <style:style style:name="T235" style:family="text">
      <style:text-properties style:use-window-font-color="true" loext:opacity="0%" style:font-name="Liberation Sans" officeooo:rsid="0efd8e5c"/>
    </style:style>
    <style:style style:name="T23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officeooo:rsid="04473353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officeooo:rsid="0aace3cd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5" style:family="text">
      <style:text-properties officeooo:rsid="0f0ca65a"/>
    </style:style>
    <style:style style:name="T256" style:family="text">
      <style:text-properties officeooo:rsid="0f95a7a0"/>
    </style:style>
    <style:style style:name="T257" style:family="text">
      <style:text-properties officeooo:rsid="0f8f58bd"/>
    </style:style>
    <style:style style:name="T258" style:family="text">
      <style:text-properties style:text-underline-style="none"/>
    </style:style>
    <style:style style:name="T259" style:family="text">
      <style:text-properties officeooo:rsid="0fe30796"/>
    </style:style>
    <style:style style:name="T260" style:family="text">
      <style:text-properties style:text-underline-style="solid" style:text-underline-width="auto" style:text-underline-color="font-color"/>
    </style:style>
    <style:style style:name="T261" style:family="text">
      <style:text-properties style:text-underline-style="solid" style:text-underline-width="auto" style:text-underline-color="font-color" officeooo:rsid="0feb9a57"/>
    </style:style>
    <style:style style:name="T262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38">C</text:span></text:span><text:span text:style-name="Strong_20_Emphasis"><text:span text:style-name="T137">hecklist voor </text:span></text:span><text:span text:style-name="Strong_20_Emphasis"><text:span text:style-name="T139">de installatie</text:span></text:span><text:span text:style-name="Strong_20_Emphasis"><text:span text:style-name="T137"> van </text:span>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Strong_20_Emphasis"><text:span text:style-name="T144"><text:user-field-get text:name="Version">22.04</text:user-field-get></text:span></text:span><text:span text:style-name="Strong_20_Emphasis"><text:span text:style-name="T144"><text:s/></text:span></text:span><text:span text:style-name="Strong_20_Emphasis"><text:span text:style-name="T145">LTS</text:span></text:span><text:span text:style-name="Strong_20_Emphasis"><text:span text:style-name="T141"><text:note text:id="ftn1" text:note-class="footnote"><text:note-citation>1</text:note-citation><text:note-body><text:p text:style-name="P75"><text:span text:style-name="T242">LTS staat voor Long-Term Support, </text:span><text:span text:style-name="T243">langetermijnondersteuning, </text:span><text:span text:style-name="T242">en deze </text:span><text:span text:style-name="Strong_20_Emphasis"><text:span text:style-name="T248"><text:user-field-get text:name="Distro">Ubuntu</text:user-field-get></text:span></text:span><text:span text:style-name="T244"><text:s/></text:span><text:span text:style-name="T249"><text:user-field-get text:name="Version">22.04</text:user-field-get></text:span><text:span text:style-name="T249"><text:s/></text:span><text:span text:style-name="T250">LTS</text:span><text:span text:style-name="T249"> </text:span><text:span text:style-name="Strong_20_Emphasis"><text:span text:style-name="T251"><text:user-field-get text:name="Edition">Server</text:user-field-get></text:span></text:span><text:span text:style-name="T242"><text:s/>(codenaam jammy) van april</text:span><text:span text:style-name="T245"> </text:span><text:span text:style-name="Strong_20_Emphasis"><text:span text:style-name="T252"><text:user-field-get style:data-style-name="N0" text:name="Releaseyear">2022</text:user-field-get></text:span></text:span><text:span text:style-name="T246"><text:s/></text:span><text:span text:style-name="T242">wordt gedurende 5 jaar ondersteund tot april 2027, en met een Ubuntu </text:span><text:span text:style-name="T247">P</text:span><text:span text:style-name="T242">ro-abonnement (gratis voor persoonlijk gebruik) gedurende 12 jaar tot april 2034.</text:span></text:p></text:note-body></text:note></text:span></text:span><text:span text:style-name="Strong_20_Emphasis"><text:span text:style-name="T142"> </text:span></text:span><text:span text:style-name="Strong_20_Emphasis"><text:span text:style-name="T143"><text:user-field-get text:name="Edition">Server</text:user-field-get></text:span></text:span><text:span text:style-name="Strong_20_Emphasis"><text:span text:style-name="T140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5">ONDERSTREEPTE</text:span></text:span><text:span text:style-name="T1"> </text:span><text:span text:style-name="T15">woorden</text:span><text:span text:style-name="T14"> het</text:span><text:span text:style-name="Strong_20_Emphasis"><text:span text:style-name="T179"> </text:span></text:span><text:span text:style-name="Strong_20_Emphasis"><text:span text:style-name="T180">tekstvak</text:span></text:span><text:span text:style-name="T15"> </text:span><text:span text:style-name="T18">in,</text:span><text:span text:style-name="T15"> </text:span><text:span text:style-name="T199">zie </text:span><text:span text:style-name="T235">[</text:span><text:span text:style-name="T199">toelichting</text:span><text:span text:style-name="T235">]</text:span><text:span text:style-name="T15">:</text:span></text:p>
      <text:p text:style-name="P2"><text:span text:style-name="Definition"><text:span text:style-name="T22">GEBRUIKER</text:span></text:span><text:span text:style-name="T207"><text:tab/><text:tab/></text:span><text:span text:style-name="T234"> <text:tab/><text:tab/></text:span><text:span text:style-name="T208"><draw:control text:anchor-type="as-char" svg:y="-0.4cm" draw:z-index="15" draw:name="Gebruiker 1" draw:style-name="gr2" draw:text-style-name="P82" svg:width="6.4cm" svg:height="0.6cm" draw:control="control16"><svg:title>Gebruiker</svg:title><svg:desc>Volledige naam, bijv. Jan Stek</svg:desc></draw:control></text:span><text:span text:style-name="T208"><text:tab/> <text:s text:c="2"/></text:span><text:span text:style-name="T209">[</text:span><text:span text:style-name="T210">V</text:span><text:span text:style-name="T202">olledige naam, bijv. </text:span><text:span text:style-name="T203">J</text:span><text:span text:style-name="T232">a</text:span><text:span text:style-name="T203">n </text:span><text:span text:style-name="T232">Jansen</text:span><text:span text:style-name="T233">]</text:span></text:p>
      <text:p text:style-name="P71"><text:span text:style-name="Definition"><text:span text:style-name="T201">g</text:span></text:span><text:span text:style-name="Definition">ebruikersnaam</text:span><text:span text:style-name="Definition"><text:span text:style-name="T258"><text:tab/></text:span></text:span><text:span text:style-name="T200"><draw:control text:anchor-type="as-char" svg:y="-0.4cm" draw:z-index="16" draw:name="Gberuikersnaam 2" draw:style-name="gr2" draw:text-style-name="P82" svg:width="6.4cm" svg:height="0.6cm" draw:control="control17"><svg:title>Gebruikersnaam</svg:title><svg:desc>Korte naam, bijv. jan</svg:desc></draw:control></text:span><text:span text:style-name="T200"><text:tab/> <text:s text:c="2"/></text:span><text:span text:style-name="T7">[</text:span><text:span text:style-name="T8">K</text:span><text:span text:style-name="T6">orte naam, bijv. </text:span><text:span text:style-name="T151">j</text:span><text:span text:style-name="T152">a</text:span><text:span text:style-name="T151">n</text:span><text:span text:style-name="T153">]</text:span></text:p>
      <text:p text:style-name="P2"><text:span text:style-name="Definition"><text:span text:style-name="T259">server</text:span></text:span><text:span text:style-name="Definition">NAAM</text:span><text:span text:style-name="T211"><text:tab/><text:tab/><text:tab/></text:span><draw:control text:anchor-type="as-char" svg:y="-0.4cm" draw:z-index="17" draw:name="Computernaam 1" draw:style-name="gr2" draw:text-style-name="P82" svg:width="6.4cm" svg:height="0.6cm" draw:control="control18"><svg:title>Computernaam</svg:title><svg:desc>Unieke naam van de computer</svg:desc></draw:control><text:tab/> <text:s text:c="2"/><text:span text:style-name="T216">[</text:span><text:span text:style-name="T217">N</text:span><text:span text:style-name="T212">aam van de </text:span><text:span text:style-name="T219">server</text:span><text:span text:style-name="T213">, </text:span><text:span text:style-name="T214">bijv. </text:span><text:span text:style-name="T218">sv</text:span><text:span text:style-name="T215">02</text:span><text:span text:style-name="T216">]</text:span></text:p>
      <text:p text:style-name="P2"><text:span text:style-name="Definition"><text:span text:style-name="T221">GEBRUIKER</text:span></text:span><text:span text:style-name="Definition"><text:span text:style-name="T226"><text:tab/></text:span></text:span><text:span text:style-name="T220"><text:tab/></text:span><text:span text:style-name="T234"> <text:tab/><text:tab/></text:span><text:span text:style-name="T208"><draw:control text:anchor-type="as-char" svg:y="-0.4cm" draw:z-index="18" draw:name="Gebruiker 2" draw:style-name="gr2" draw:text-style-name="P82" svg:width="6.4cm" svg:height="0.6cm" draw:control="control19"><svg:title>Gebruiker</svg:title><svg:desc>Volledige naam, bijv. Jan Stek</svg:desc></draw:control></text:span><text:span text:style-name="T208"><text:tab/> <text:s text:c="2"/></text:span><text:span text:style-name="T209">[</text:span><text:span text:style-name="T210">V</text:span><text:span text:style-name="T202">olledige naam </text:span><text:span text:style-name="T206">evt. 2</text:span><text:span text:style-name="T236">e</text:span><text:span text:style-name="T204"> gebruiker</text:span><text:span text:style-name="T205">]</text:span></text:p>
      <text:p text:style-name="P71"><text:span text:style-name="Definition"><text:span text:style-name="T221">GEBRUIKERSN</text:span></text:span><text:span text:style-name="Definition"><text:span text:style-name="T222">aa</text:span></text:span><text:span text:style-name="Definition"><text:span text:style-name="T221">M</text:span></text:span><text:span text:style-name="Definition"><text:span text:style-name="T226"><text:tab/></text:span></text:span><text:span text:style-name="T200"><draw:control text:anchor-type="as-char" svg:y="-0.4cm" draw:z-index="19" draw:name="Gberuikersnaam 1" draw:style-name="gr2" draw:text-style-name="P82" svg:width="6.4cm" svg:height="0.6cm" draw:control="control20"><svg:title>Gebruikersnaam</svg:title><svg:desc>Korte naam, bijv. jan</svg:desc></draw:control></text:span><text:span text:style-name="T200"><text:tab/> <text:s text:c="2"/></text:span><text:span text:style-name="T224">[</text:span><text:span text:style-name="T225">K</text:span><text:span text:style-name="T223">orte naam</text:span><text:span text:style-name="T227"> </text:span><text:span text:style-name="T228">e</text:span><text:span text:style-name="T229">vt. 2</text:span><text:span text:style-name="T237">e</text:span><text:span text:style-name="T229"> </text:span><text:span text:style-name="T230">gebruiker</text:span><text:span text:style-name="T231">]</text:span></text:p>
      <text:p text:style-name="P2"><text:span text:style-name="T154">Vervang </text:span><text:span text:style-name="T158">de</text:span><text:span text:style-name="T154"> </text:span><text:span text:style-name="Definition"><text:span text:style-name="T23">ONDERSTREEPTE</text:span></text:span><text:span text:style-name="T154"> </text:span><text:span text:style-name="T155">woorden </text:span><text:span text:style-name="T154">in deze checklist door </text:span><text:span text:style-name="T158">d</text:span><text:span text:style-name="T159">i</text:span><text:span text:style-name="T158">e </text:span><text:span text:style-name="T157">in </text:span><text:span text:style-name="T159">het</text:span><text:span text:style-name="Strong_20_Emphasis"><text:span text:style-name="T46"> </text:span></text:span><text:span text:style-name="Strong_20_Emphasis"><text:span text:style-name="T58">tekstvak</text:span></text:span><text:span text:style-name="T154">.</text:span></text:p>
      <text:p text:style-name="P35"/>
      <text:p text:style-name="P35"/>
      <text:p text:style-name="P1"><text:span text:style-name="T164">Nieuwe installatie?</text:span><text:span text:style-name="T156"><text:tab/></text:span><text:span text:style-name="T161"></text:span><text:span text:style-name="T163"><text:tab/></text:span><text:span text:style-name="T162">B</text:span><text:span text:style-name="T156">egin bij hoofdstuk </text:span><text:span text:style-name="T164"><text:bookmark-ref text:reference-format="page" text:ref-name="__RefNumPara__4009_1271708128">2</text:bookmark-ref></text:span><text:span text:style-name="T156"><text:s text:c="2"/></text:span><text:span text:style-name="T165"><text:bookmark-ref text:reference-format="text" text:ref-name="__RefNumPara__4009_1271708128">Installatie uitvoeren</text:bookmark-ref></text:span><text:span text:style-name="T160">.</text:span></text:p>
      <text:p text:style-name="P20"/>
      <text:p text:style-name="P20"/>
      <text:list xml:id="list1405714391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7" draw:name="Vorm3_0" draw:style-name="gr1" draw:text-style-name="P81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1" draw:name="Vorm3_ 2" draw:style-name="gr1" draw:text-style-name="P81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4">E</text:span></text:span><text:span text:style-name="User_20_Entry"><text:span text:style-name="T102">v</text:span></text:span><text:span text:style-name="User_20_Entry"><text:span text:style-name="T103">en</text:span></text:span><text:span text:style-name="User_20_Entry"><text:span text:style-name="T105">t</text:span></text:span><text:span text:style-name="User_20_Entry"><text:span text:style-name="T106">uele </text:span></text:span><text:span text:style-name="User_20_Entry"><text:span text:style-name="T107">extra </text:span></text:span><text:span text:style-name="Definition"><text:span text:style-name="T253">gebruiker</text:span></text:span><text:span text:style-name="User_20_Entry"><text:span text:style-name="T97">s</text:span></text:span><text:span text:style-name="User_20_Entry"><text:span text:style-name="T107"> aanmelden </text:span></text:span><text:span text:style-name="User_20_Entry"><text:span text:style-name="T108">en dezelfde stappen uitvoeren</text:span></text:span><text:span text:style-name="User_20_Entry"><text:span text:style-name="T104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5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2" draw:name="Vorm 7" draw:style-name="gr1" draw:text-style-name="P81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5"/>
      <text:list xml:id="list92457929878130" text:continue-numbering="true" text:style-name="L1">
        <text:list-item>
          <text:p text:style-name="P78"><text:bookmark-start text:name="__RefNumPara__4009_1271708128"/><text:span text:style-name="Strong_20_Emphasis"><text:span text:style-name="T166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8">Start de computer op vanaf</text:span><text:span text:style-name="T168"><text:note text:id="ftn4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26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26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6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6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6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6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6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26">F12</text:span></text:span><text:span text:style-name="User_20_Entry"><text:span text:style-name="T119">.</text:span></text:span></text:p></text:note-body></text:note></text:span><text:span text:style-name="T168"> </text:span><text:span text:style-name="T171">een </text:span><text:span text:style-name="Strong_20_Emphasis"><text:span text:style-name="T148"><text:user-field-get text:name="Distro">Ubuntu</text:user-field-get></text:span></text:span><text:span text:style-name="T167"><text:s/></text:span><text:span text:style-name="T149"><text:user-field-get text:name="Version">22.04</text:user-field-get></text:span><text:span text:style-name="T149"><text:s/></text:span><text:span text:style-name="T150">LTS</text:span><text:span text:style-name="T79"> 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4"><text:span text:style-name="T238">Vanaf een </text:span><text:span text:style-name="T256">L</text:span><text:span text:style-name="T238">ive </text:span><text:span text:style-name="T257">USB</text:span><text:span text:style-name="T241">-stick</text:span><text:span text:style-name="T20"> </text:span><text:span text:style-name="T238">kunt u opstarten en </text:span><text:span text:style-name="T16">met </text:span><text:span text:style-name="Strong_20_Emphasis"><text:span text:style-name="T173"><text:user-field-get text:name="Distro">Ubuntu</text:user-field-get></text:span></text:span><text:span text:style-name="Strong_20_Emphasis"><text:span text:style-name="T173"><text:s/></text:span></text:span><text:span text:style-name="T238">werken zonder enige bestanden op de harde schijf te wijzigen en maakt ook installatie van </text:span><text:span text:style-name="Strong_20_Emphasis"><text:span text:style-name="T173"><text:user-field-get text:name="Distro">Ubuntu</text:user-field-get></text:span></text:span><text:span text:style-name="Strong_20_Emphasis"><text:span text:style-name="T173"><text:s/></text:span></text:span><text:span text:style-name="T238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69"><text:span text:style-name="Strong_20_Emphasis"><text:span text:style-name="T96">Maak een opstartbare USB-stick</text:span></text:span><text:span text:style-name="Strong_20_Emphasis"><text:span text:style-name="T91">:<text:line-break/></text:span></text:span><text:span text:style-name="Strong_20_Emphasis"><text:span text:style-name="T85">Download </text:span></text:span><text:span text:style-name="Strong_20_Emphasis"><text:span text:style-name="T86">een </text:span></text:span><text:span text:style-name="Strong_20_Emphasis"><text:span text:style-name="T93">CD</text:span></text:span><text:span text:style-name="Strong_20_Emphasis"><text:span text:style-name="T94">-beeldbestand</text:span></text:span><text:span text:style-name="Strong_20_Emphasis"><text:span text:style-name="T87"> </text:span></text:span><text:span text:style-name="Strong_20_Emphasis"><text:span text:style-name="T88">(.iso) </text:span></text:span><text:span text:style-name="Strong_20_Emphasis"><text:span text:style-name="T87">vanaf </text:span></text:span><text:a xlink:type="simple" xlink:href="https://ubuntu.com/" text:style-name="Internet_20_link" text:visited-style-name="Visited_20_Internet_20_Link"><text:span text:style-name="Strong_20_Emphasis"><text:span text:style-name="T240">ubuntu.com</text:span></text:span></text:a><text:span text:style-name="Strong_20_Emphasis"><text:span text:style-name="T87">, </text:span></text:span><text:span text:style-name="Strong_20_Emphasis"><text:span text:style-name="T89">klik op </text:span></text:span><text:span text:style-name="Strong_20_Emphasis"><text:span text:style-name="T92">achtereenvolgens op </text:span></text:span><text:span text:style-name="Strong_20_Emphasis"><text:span text:style-name="T99">Download</text:span></text:span><text:span text:style-name="Strong_20_Emphasis"><text:span text:style-name="T92"> &gt; </text:span></text:span><text:span text:style-name="Strong_20_Emphasis"><text:span text:style-name="T99">Get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Edition">Server</text:user-field-get></text:span></text:span><text:span text:style-name="Strong_20_Emphasis"><text:span text:style-name="T100"><text:s/>&gt; </text:span></text:span><text:span text:style-name="Strong_20_Emphasis"><text:span text:style-name="T101">Download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<text:s/></text:span></text:span><text:span text:style-name="Strong_20_Emphasis"><text:span text:style-name="T100"><text:user-field-get text:name="Version">22.04</text:user-field-get></text:span></text:span><text:span text:style-name="Strong_20_Emphasis"><text:span text:style-name="T100">... </text:span></text:span><text:span text:style-name="Strong_20_Emphasis"><text:span text:style-name="T101">LTS</text:span></text:span><text:span text:style-name="Strong_20_Emphasis"><text:span text:style-name="T95">.</text:span></text:span><text:span text:style-name="Strong_20_Emphasis"><text:span text:style-name="T90"><text:line-break/>De volgende stappen staan beschreven in </text:span></text:span><text:span text:style-name="Strong_20_Emphasis"><text:span text:style-name="T98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Strong_20_Emphasis"><text:span text:style-name="T90">, onder </text:span></text:span><text:span text:style-name="Strong_20_Emphasis"><text:span text:style-name="T98">Linux</text:span></text:span><text:span text:style-name="Strong_20_Emphasis"><text:span text:style-name="T90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0" draw:name="Vorm 6" draw:style-name="gr1" draw:text-style-name="P81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69">Kies</text:span><text:span text:style-name="T170"> </text:span><text:span text:style-name="T172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9" draw:name="Vorm 1" draw:style-name="gr1" draw:text-style-name="P81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90">Bij</text:span><text:span text:style-name="T182"> </text:span><text:span text:style-name="Strong_20_Emphasis"><text:span text:style-name="T188">Profile setup</text:span></text:span><text:span text:style-name="T18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7">V</text:span><text:span text:style-name="T183">ul </text:span><text:span text:style-name="T184">in </text:span><text:span text:style-name="Strong_20_Emphasis"><text:span text:style-name="T188">Your</text:span></text:span><text:span text:style-name="Strong_20_Emphasis"><text:span text:style-name="T185"> n</text:span></text:span><text:span text:style-name="Strong_20_Emphasis"><text:span text:style-name="T186">a</text:span></text:span><text:span text:style-name="Strong_20_Emphasis"><text:span text:style-name="T188">me</text:span></text:span><text:span text:style-name="Strong_20_Emphasis"><text:span text:style-name="T175"> </text:span></text:span><text:span text:style-name="Definition"><text:span text:style-name="T4">gebruiker</text:span></text:span><text:span text:style-name="Strong_20_Emphasis"><text:span text:style-name="T176">, <text:line-break/></text:span></text:span><text:span text:style-name="Strong_20_Emphasis"><text:span text:style-name="T188">Your server</text:span></text:span><text:span text:style-name="Strong_20_Emphasis"><text:span text:style-name="T191">'</text:span></text:span><text:span text:style-name="Strong_20_Emphasis"><text:span text:style-name="T192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5">,<text:line-break/></text:span></text:span><text:span text:style-name="Strong_20_Emphasis"><text:span text:style-name="T189">Pick a username</text:span></text:span><text:span text:style-name="Strong_20_Emphasis"><text:span text:style-name="T175"> </text:span></text:span><text:span text:style-name="Definition"><text:span text:style-name="T4">gebruikersnaam</text:span></text:span><text:span text:style-name="Strong_20_Emphasis"><text:span text:style-name="T175">, </text:span></text:span><text:span text:style-name="Strong_20_Emphasis"><text:span text:style-name="T178">en</text:span></text:span><text:span text:style-name="Strong_20_Emphasis"><text:span text:style-name="T175"><text:line-break/></text:span></text:span><text:span text:style-name="Strong_20_Emphasis"><text:span text:style-name="T177">g</text:span></text:span><text:span text:style-name="Strong_20_Emphasis"><text:span text:style-name="T174">eef tweemaal een </text:span></text:span><text:span text:style-name="Strong_20_Emphasis"><text:span text:style-name="T181">wachtwoord</text:span></text:span><text:span text:style-name="Strong_20_Emphasis"><text:span text:style-name="T174">.</text:span></text:span></text:p>
          </table:table-cell>
        </table:table-row>
      </table:table>
      <text:p text:style-name="P36"><text:span text:style-name="Strong_20_Emphasis"><text:span text:style-name="T68"/></text:span></text:p>
      <text:list xml:id="list92457417345855"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6"><draw:control text:anchor-type="as-char" draw:z-index="20" draw:name="Vorm4_ 1" draw:style-name="gr1" draw:text-style-name="P81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4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2">e</text:span>n<text:span text:style-name="T262">t</text:span> <text:span text:style-name="T134">'</text:span><text:span text:style-name="T135">gebruiker</text:span><text:span text:style-name="T134">' [--groups adm,sudo] </text:span><text:span text:style-name="T135">gebruiker</text:span><text:span text:style-name="T136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60">gebruiker</text:span><text:span text:style-name="T261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5" draw:name="Vorm4_1" draw:style-name="gr1" draw:text-style-name="P81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8" office:value-type="string">
            <text:p text:style-name="P67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8"><text:span text:style-name="User_20_Entry"><text:span text:style-name="T125">bash 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xml:id="list92458617775245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6" draw:name="Vorm40_0" draw:style-name="gr1" draw:text-style-name="P81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3" draw:name="Vorm40_ 1" draw:style-name="gr1" draw:text-style-name="P81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20">E</text:span></text:span><text:span text:style-name="User_20_Entry"><text:span text:style-name="T122">ventuele extra </text:span></text:span><text:span text:style-name="Definition"><text:span text:style-name="T254">gebruiker</text:span></text:span><text:span text:style-name="User_20_Entry"><text:span text:style-name="T121">s</text:span></text:span><text:span text:style-name="User_20_Entry"><text:span text:style-name="T122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8" draw:name="Vorm40_2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4" draw:name="Vorm40_ 2" draw:style-name="gr1" draw:text-style-name="P81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7">E</text:span><text:span text:style-name="T128">inde c</text:span><text:span text:style-name="T129">hecklist, </text:span><text:span text:style-name="T130">d</text:span><text:span text:style-name="T129">e installatie van </text:span><text:span text:style-name="Strong_20_Emphasis"><text:span text:style-name="T146"><text:user-field-get text:name="Distro">Ubuntu</text:user-field-get></text:span></text:span><text:span text:style-name="T131"><text:s/></text:span><text:span text:style-name="T132"><text:user-field-get text:name="Version">22.04</text:user-field-get></text:span><text:span text:style-name="T132"><text:s/></text:span><text:span text:style-name="T133">LTS</text:span><text:span text:style-name="Strong_20_Emphasis"><text:span text:style-name="T147"> </text:span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29">is voltooid.</text:span></text:p>
      <text:p text:style-name="P8"/>
      <text:p text:style-name="P3"><text:span text:style-name="Emphasis"><text:span text:style-name="T196">Geschreven </text:span></text:span><text:span text:style-name="Emphasis"><text:span text:style-name="T194">d</text:span></text:span><text:span text:style-name="Emphasis"><text:span text:style-name="T1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98">CC0 1.0 Universeel</text:span></text:span></text:a><text:span text:style-name="Emphasis"><text:span text:style-name="T196">,</text:span></text:span><text:span text:style-name="Emphasis"><text:span text:style-name="T193"> </text:span></text:span><text:span text:style-name="Strong_20_Emphasis"><text:span text:style-name="T44"><text:user-field-get style:data-style-name="N0" text:name="Releaseyear">2022</text:user-field-get></text:span></text:span><text:span text:style-name="Emphasis"><text:span text:style-name="T195">-</text:span></text:span><text:span text:style-name="Emphasis"><text:span text:style-name="T195"><text:date style:data-style-name="N10107" text:date-value="2024-02-22T09:24:56.593018365">2024</text:date></text:span></text:span><text:span text:style-name="Emphasis"><text:span text:style-name="T19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2-22T09:24:56.362829511">22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2T09:24:56.256956035</dc:date>
    <meta:keyword>Installatie</meta:keyword>
    <meta:keyword>Checklist</meta:keyword>
    <meta:keyword>Linux</meta:keyword>
    <meta:editing-cycles>6812</meta:editing-cycles>
    <meta:editing-duration>P12DT2H47S</meta:editing-duration>
    <dc:creator>Karel Zimmer</dc:creator>
    <meta:document-statistic meta:table-count="4" meta:image-count="0" meta:object-count="0" meta:page-count="4" meta:paragraph-count="74" meta:word-count="447" meta:character-count="3115" meta:non-whitespace-character-count="2693"/>
    <meta:user-defined meta:name="Info 1"/>
    <meta:user-defined meta:name="Info 2"/>
    <meta:user-defined meta:name="Info 3"/>
    <meta:user-defined meta:name="Info 4"/>
  </office:meta>
</office:document-meta>
</file>